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5-05-15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4-05-1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10-0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1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31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09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07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02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02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12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26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1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27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19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2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2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2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2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2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2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22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22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25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2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27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10-0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1016" calcext:value-type="float">
            <text:p>27.9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2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2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28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0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2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1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1-22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1-04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3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8-0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02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05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02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15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04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3-18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3-1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3-0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2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2-2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2-2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9-02-0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1-1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15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06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07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12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07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2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1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12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14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1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0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26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02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1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7-25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3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18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2-0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2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24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2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10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18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1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2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8-2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8-05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5-2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4-15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5-03-1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4-12-16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4-10-2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4-09-24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4-08-19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4-07-22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4-06-17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4-05-14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4-04-23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4-03-1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4-01-27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3-12-30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3-11-18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3-10-31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3-09-30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3-08-26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3-07-31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3-06-28 1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3-05-23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3-04-15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3-03-21 1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3-02-26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3-01-22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2-12-26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2-11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2-10-22 1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2-09-2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2-08-23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2-07-26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2-06-14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2-05-31 1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2-04-1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2-03-22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2-02-23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2-01-20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1-12-2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1-11-17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1-10-21 1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1-09-26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1-08-18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1-07-25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1-06-27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1-05-23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1-04-18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1-02-24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1-01-3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0-12-20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0-11-2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0-10-20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0-09-30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0-08-27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0-07-30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0-06-30 1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0-05-25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0-04-21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0-04-0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0-02-22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10-01-15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9-12-2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9-11-20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9-10-20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9-09-24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9-08-1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9-07-24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9-05-1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9-04-27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9-03-2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9-02-2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9-01-2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8-12-16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8-11-19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8-10-16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8-09-1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8-08-18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8-07-15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8-06-1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8-05-19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8-04-1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8-04-04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8-02-2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8-01-1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7-12-18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7-11-20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7-10-30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7-09-1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7-08-23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7-07-31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7-06-2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7-05-1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7-04-25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7-04-02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7-02-21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7-01-1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6-12-22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6-11-15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6-09-2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6-08-1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6-07-18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6-06-15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6-05-2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6-04-26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6-03-2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6-02-2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6-01-2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5-12-22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5-11-2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5-10-2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5-09-20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5-08-1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5-07-20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2005-03-1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8-03-23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7-03-10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6-09-3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6-06-2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6-03-1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6-01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5-12-0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5-09-1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5-07-27 1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5-05-2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5-03-1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5-01-19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4-12-13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4-10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4-09-20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4-08-2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4-07-2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4-06-1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4-05-19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4-04-2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4-03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4-02-0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3-12-20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3-11-2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3-10-2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3-09-2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3-08-1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3-07-1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3-06-1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3-05-1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3-04-22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3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3-02-1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3-01-21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3-01-0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2-11-1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2-10-2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2-09-3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2-08-2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2-07-1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2-06-1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2-05-14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2-04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2-03-1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1-11-0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1-03-2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90-03-27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84-05-10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83-07-0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83-04-0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82-12-0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8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82-07-0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82-04-0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82-03-1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81-12-28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81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8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81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80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8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8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8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9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9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9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8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7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7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6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6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740073285701</text:p>
          </table:table-cell>
          <table:table-cell office:value-type="string" calcext:value-type="string">
            <text:p>N <text:s/>9089. 1</text:p>
          </table:table-cell>
          <table:table-cell office:value-type="string" calcext:value-type="string">
            <text:p>197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952" meta:object-count="0"/>
    <meta:user-defined meta:name="AppVersion">3.0</meta:user-defined>
  </office:meta>
</office:document-meta>
</file>